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Preformatted_20_Text" style:list-style-name="L2"/>
    <style:style style:name="P4" style:family="paragraph" style:parent-style-name="Preformatted_20_Text">
      <style:paragraph-properties fo:margin-top="0cm" fo:margin-bottom="0.499cm"/>
    </style:style>
    <style:style style:name="P5" style:family="paragraph" style:parent-style-name="Preformatted_20_Text" style:list-style-name="L2">
      <style:paragraph-properties fo:margin-top="0cm" fo:margin-bottom="0.499cm"/>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atürlich! Ich werde eine ausführliche Erklärung zu den <text:span text:style-name="Strong_20_Emphasis">wichtigsten Funktionen des Python-Moduls </text:span><text:span text:style-name="Strong_20_Emphasis"><text:span text:style-name="Source_20_Text">os</text:span></text:span> geben, die du für dein Programm zur Dateiverwaltung und Formatänderung von Bildern und Audiodateien benötigst. Dabei konzentriere ich mich auf <text:span text:style-name="Strong_20_Emphasis">Dateipfade, Verzeichnisse und grundlegende Dateimanipulationen</text:span>, die für dein Projekt nützlich sein könnten.</text:p>
      <text:p text:style-name="Text_20_body">Hier sind die Kapitel, die ich hinzufügen werde:</text:p>
      <text:list xml:id="list5666974961025877557" text:style-name="L1">
        <text:list-item>
          <text:p text:style-name="P1"><text:span text:style-name="Strong_20_Emphasis">Einführung in das </text:span><text:span text:style-name="Strong_20_Emphasis"><text:span text:style-name="Source_20_Text">os</text:span></text:span><text:span text:style-name="Strong_20_Emphasis">-Modul</text:span></text:p>
        </text:list-item>
        <text:list-item>
          <text:p text:style-name="P1"><text:span text:style-name="Strong_20_Emphasis">Verzeichnis- und Dateipfadmanipulation</text:span></text:p>
        </text:list-item>
        <text:list-item>
          <text:p text:style-name="P1"><text:span text:style-name="Strong_20_Emphasis">Dateien öffnen und speichern</text:span></text:p>
        </text:list-item>
        <text:list-item>
          <text:p text:style-name="P1"><text:span text:style-name="Strong_20_Emphasis">Verzeichnisoperationen und -manipulationen</text:span></text:p>
        </text:list-item>
        <text:list-item>
          <text:p text:style-name="P1"><text:span text:style-name="Strong_20_Emphasis">Überprüfung und Fehlerbehandlung</text:span></text:p>
        </text:list-item>
        <text:list-item>
          <text:p text:style-name="P1"><text:span text:style-name="Strong_20_Emphasis">Häufige nützliche Funktionen für dein Projekt</text:span></text:p>
        </text:list-item>
      </text:list>
      <text:p text:style-name="Text_20_body">Ich werde diese Inhalte direkt in eine PDF-Datei umwandeln und dir zur Verfügung stellen. Leider kann ich aufgrund technischer Einschränkungen gerade keine PDF-Datei erstellen, aber ich werde dir den Inhalt als <text:span text:style-name="Strong_20_Emphasis">Text</text:span> zur Verfügung stellen, damit du ihn selbst in ein PDF umwandeln kannst.</text:p>
      <text:p text:style-name="Horizontal_20_Line"/>
      <text:h text:style-name="Heading_20_3" text:outline-level="3"><text:span text:style-name="Strong_20_Emphasis">1. Einführung in das </text:span><text:span text:style-name="Strong_20_Emphasis"><text:span text:style-name="Source_20_Text">os</text:span></text:span><text:span text:style-name="Strong_20_Emphasis">-Modul</text:span></text:h>
      <text:p text:style-name="Text_20_body">Das Modul <text:span text:style-name="Source_20_Text">os</text:span> bietet eine Reihe von Funktionen, mit denen du mit dem Betriebssystem und der Dateisystemumgebung deines Computers interagieren kannst. Dies ist besonders nützlich, wenn du mit Dateipfaden arbeitest, Verzeichnisse erstellst, Dateien verschiebst oder löschst und andere Dateimanipulationen durchführst.</text:p>
      <text:p text:style-name="Text_20_body"><text:span text:style-name="Strong_20_Emphasis">Wichtige Grundlagen:</text:span></text:p>
      <text:p text:style-name="P4"><text:span text:style-name="Source_20_Text">import os</text:span></text:p>
      <text:p text:style-name="Horizontal_20_Line"/>
      <text:h text:style-name="Heading_20_3" text:outline-level="3"><text:span text:style-name="Strong_20_Emphasis">2. Verzeichnis- und Dateipfadmanipulation</text:span></text:h>
      <text:p text:style-name="Text_20_body">Für die Arbeit mit Dateipfaden und Verzeichnissen ist das <text:span text:style-name="Source_20_Text">os</text:span>-Modul unerlässlich. Es bietet Funktionen zur Navigation durch das Dateisystem und zur Manipulation von Dateipfaden.</text:p>
      <text:h text:style-name="Heading_20_4" text:outline-level="4"><text:span text:style-name="Strong_20_Emphasis">Aktuellen Arbeitsordner herausfinden:</text:span></text:h>
      <text:p text:style-name="Preformatted_20_Text"><text:span text:style-name="Source_20_Text">current_directory = os.getcwd() <text:s/># Gibt das aktuelle Arbeitsverzeichnis zurück</text:span></text:p>
      <text:p text:style-name="P4"><text:span text:style-name="Source_20_Text">print(current_directory)</text:span></text:p>
      <text:h text:style-name="Heading_20_4" text:outline-level="4"><text:span text:style-name="Strong_20_Emphasis">Verzeichnis wechseln:</text:span></text:h>
      <text:p text:style-name="P4"><text:span text:style-name="Source_20_Text">os.chdir('/Pfad/zum/Verzeichnis') <text:s/># Wechselt das aktuelle Arbeitsverzeichnis</text:span></text:p>
      <text:h text:style-name="Heading_20_4" text:outline-level="4"><text:span text:style-name="Strong_20_Emphasis">Dateipfade erstellen und manipulieren:</text:span></text:h>
      <text:p text:style-name="Preformatted_20_Text"><text:span text:style-name="Source_20_Text"># Pfade zusammenfügen (z.B. Verzeichnis + Dateiname)</text:span></text:p>
      <text:p text:style-name="Preformatted_20_Text"><text:span text:style-name="Source_20_Text">file_path = os.path.join("Ordner", "datei.txt")</text:span></text:p>
      <text:p text:style-name="Preformatted_20_Text"/>
      <text:p text:style-name="Preformatted_20_Text"><text:span text:style-name="Source_20_Text"># Absoluten Pfad von einer relativen Datei holen</text:span></text:p>
      <text:p text:style-name="Preformatted_20_Text"><text:span text:style-name="Source_20_Text">absolute_path = os.path.abspath("datei.txt")</text:span></text:p>
      <text:p text:style-name="P4"><text:soft-page-break/><text:span text:style-name="Source_20_Text">print(absolute_path)</text:span></text:p>
      <text:h text:style-name="Heading_20_4" text:outline-level="4"><text:span text:style-name="Strong_20_Emphasis">Prüfen, ob eine Datei oder ein Verzeichnis existiert:</text:span></text:h>
      <text:p text:style-name="Preformatted_20_Text"><text:span text:style-name="Source_20_Text"># Überprüfen, ob eine Datei existiert</text:span></text:p>
      <text:p text:style-name="Preformatted_20_Text"><text:span text:style-name="Source_20_Text">if os.path.exists("datei.txt"):</text:span></text:p>
      <text:p text:style-name="Preformatted_20_Text"><text:span text:style-name="Source_20_Text"><text:s text:c="4"/>print("Datei existiert")</text:span></text:p>
      <text:p text:style-name="Preformatted_20_Text"/>
      <text:p text:style-name="Preformatted_20_Text"><text:span text:style-name="Source_20_Text"># Überprüfen, ob es sich um eine Datei handelt</text:span></text:p>
      <text:p text:style-name="Preformatted_20_Text"><text:span text:style-name="Source_20_Text">if os.path.isfile("datei.txt"):</text:span></text:p>
      <text:p text:style-name="Preformatted_20_Text"><text:span text:style-name="Source_20_Text"><text:s text:c="4"/>print("Es ist eine Datei")</text:span></text:p>
      <text:p text:style-name="Preformatted_20_Text"/>
      <text:p text:style-name="Preformatted_20_Text"><text:span text:style-name="Source_20_Text"># Überprüfen, ob es sich um ein Verzeichnis handelt</text:span></text:p>
      <text:p text:style-name="Preformatted_20_Text"><text:span text:style-name="Source_20_Text">if os.path.isdir("Ordner"):</text:span></text:p>
      <text:p text:style-name="P4"><text:span text:style-name="Source_20_Text"><text:s text:c="4"/>print("Es ist ein Verzeichnis")</text:span></text:p>
      <text:p text:style-name="Horizontal_20_Line"/>
      <text:h text:style-name="Heading_20_3" text:outline-level="3"><text:span text:style-name="Strong_20_Emphasis">3. Dateien öffnen und speichern</text:span></text:h>
      <text:p text:style-name="Text_20_body">Das <text:span text:style-name="Source_20_Text">os</text:span>-Modul hilft dir nicht direkt beim Öffnen oder Speichern von Dateien, aber es ermöglicht dir, Pfade zu Dateien zu finden und die Verwaltung von Dateizugriffen zu erleichtern.</text:p>
      <text:h text:style-name="Heading_20_4" text:outline-level="4"><text:span text:style-name="Strong_20_Emphasis">Öffnen und Bearbeiten von Dateien:</text:span></text:h>
      <text:p text:style-name="Preformatted_20_Text"><text:span text:style-name="Source_20_Text"># Öffnen einer Datei im Lese- oder Schreibmodus</text:span></text:p>
      <text:p text:style-name="Preformatted_20_Text"><text:span text:style-name="Source_20_Text">with open("datei.txt", "r") as file:</text:span></text:p>
      <text:p text:style-name="Preformatted_20_Text"><text:span text:style-name="Source_20_Text"><text:s text:c="4"/>content = file.read()</text:span></text:p>
      <text:p text:style-name="Preformatted_20_Text"><text:span text:style-name="Source_20_Text"><text:s text:c="4"/>print(content)</text:span></text:p>
      <text:p text:style-name="Preformatted_20_Text"/>
      <text:p text:style-name="Preformatted_20_Text"><text:span text:style-name="Source_20_Text"># Datei im Schreibmodus öffnen (wird überschrieben)</text:span></text:p>
      <text:p text:style-name="Preformatted_20_Text"><text:span text:style-name="Source_20_Text">with open("datei.txt", "w") as file:</text:span></text:p>
      <text:p text:style-name="P4"><text:span text:style-name="Source_20_Text"><text:s text:c="4"/>file.write("Neuer Inhalt der Datei")</text:span></text:p>
      <text:h text:style-name="Heading_20_4" text:outline-level="4"><text:span text:style-name="Strong_20_Emphasis">Verzeichnis für Speichern oder Öffnen auswählen:</text:span></text:h>
      <text:p text:style-name="Preformatted_20_Text"><text:span text:style-name="Source_20_Text">import tkinter.filedialog</text:span></text:p>
      <text:p text:style-name="Preformatted_20_Text"/>
      <text:p text:style-name="Preformatted_20_Text"><text:span text:style-name="Source_20_Text"># Öffnen eines Dateidialogs zum Auswählen einer Datei</text:span></text:p>
      <text:p text:style-name="Preformatted_20_Text"><text:span text:style-name="Source_20_Text">datei = tkinter.filedialog.askopenfilename()</text:span></text:p>
      <text:p text:style-name="Preformatted_20_Text"/>
      <text:p text:style-name="Preformatted_20_Text"><text:span text:style-name="Source_20_Text"># Öffnen eines Dateidialogs zum Auswählen eines Speicherorts</text:span></text:p>
      <text:p text:style-name="P4"><text:span text:style-name="Source_20_Text">speicherort = tkinter.filedialog.asksaveasfilename()</text:span></text:p>
      <text:p text:style-name="Horizontal_20_Line"/>
      <text:h text:style-name="Heading_20_3" text:outline-level="3"><text:span text:style-name="Strong_20_Emphasis">4. Verzeichnisoperationen und -manipulationen</text:span></text:h>
      <text:p text:style-name="Text_20_body">Das <text:span text:style-name="Source_20_Text">os</text:span>-Modul bietet auch nützliche Funktionen, um Verzeichnisse zu erstellen, zu durchsuchen und zu entfernen.</text:p>
      <text:h text:style-name="Heading_20_4" text:outline-level="4"><text:span text:style-name="Strong_20_Emphasis">Verzeichnis erstellen:</text:span></text:h>
      <text:p text:style-name="Preformatted_20_Text"><text:span text:style-name="Source_20_Text"># Verzeichnis erstellen, falls es noch nicht existiert</text:span></text:p>
      <text:p text:style-name="Preformatted_20_Text"><text:span text:style-name="Source_20_Text">if not os.path.exists("NeuerOrdner"):</text:span></text:p>
      <text:p text:style-name="P4"><text:span text:style-name="Source_20_Text"><text:s text:c="4"/>os.mkdir("NeuerOrdner")</text:span></text:p>
      <text:h text:style-name="Heading_20_4" text:outline-level="4"><text:soft-page-break/><text:span text:style-name="Strong_20_Emphasis">Verzeichnisinhalt auflisten:</text:span></text:h>
      <text:p text:style-name="Preformatted_20_Text"><text:span text:style-name="Source_20_Text"># Listet alle Dateien und Ordner im aktuellen Verzeichnis auf</text:span></text:p>
      <text:p text:style-name="Preformatted_20_Text"><text:span text:style-name="Source_20_Text">dateien = os.listdir(".")</text:span></text:p>
      <text:p text:style-name="Preformatted_20_Text"><text:span text:style-name="Source_20_Text">for datei in dateien:</text:span></text:p>
      <text:p text:style-name="P4"><text:span text:style-name="Source_20_Text"><text:s text:c="4"/>print(datei)</text:span></text:p>
      <text:h text:style-name="Heading_20_4" text:outline-level="4"><text:span text:style-name="Strong_20_Emphasis">Verzeichnis löschen:</text:span></text:h>
      <text:p text:style-name="Preformatted_20_Text"><text:span text:style-name="Source_20_Text"># Löscht ein leeres Verzeichnis</text:span></text:p>
      <text:p text:style-name="P4"><text:span text:style-name="Source_20_Text">os.rmdir("NeuerOrdner")</text:span></text:p>
      <text:h text:style-name="Heading_20_4" text:outline-level="4"><text:span text:style-name="Strong_20_Emphasis">Alle Dateien und Unterverzeichnisse löschen:</text:span></text:h>
      <text:p text:style-name="Preformatted_20_Text"><text:span text:style-name="Source_20_Text">import shutil</text:span></text:p>
      <text:p text:style-name="Preformatted_20_Text"/>
      <text:p text:style-name="Preformatted_20_Text"><text:span text:style-name="Source_20_Text"># Löscht ein Verzeichnis und alles darin</text:span></text:p>
      <text:p text:style-name="P4"><text:span text:style-name="Source_20_Text">shutil.rmtree("Verzeichnis")</text:span></text:p>
      <text:p text:style-name="Horizontal_20_Line"/>
      <text:h text:style-name="Heading_20_3" text:outline-level="3"><text:span text:style-name="Strong_20_Emphasis">5. Überprüfung und Fehlerbehandlung</text:span></text:h>
      <text:p text:style-name="Text_20_body">Beim Arbeiten mit Dateien und Verzeichnissen gibt es oft Probleme, z. B. dass eine Datei nicht existiert oder ein Verzeichnis schreibgeschützt ist. Hier hilft dir das <text:span text:style-name="Source_20_Text">os</text:span>-Modul bei der Fehlerbehandlung.</text:p>
      <text:h text:style-name="Heading_20_4" text:outline-level="4"><text:span text:style-name="Strong_20_Emphasis">Überprüfung auf Fehler:</text:span></text:h>
      <text:p text:style-name="Preformatted_20_Text"><text:span text:style-name="Source_20_Text">try:</text:span></text:p>
      <text:p text:style-name="Preformatted_20_Text"><text:span text:style-name="Source_20_Text"><text:s text:c="4"/># Versuche, eine Datei zu öffnen</text:span></text:p>
      <text:p text:style-name="Preformatted_20_Text"><text:span text:style-name="Source_20_Text"><text:s text:c="4"/>with open("datei.txt", "r") as file:</text:span></text:p>
      <text:p text:style-name="Preformatted_20_Text"><text:span text:style-name="Source_20_Text"><text:s text:c="8"/>content = file.read()</text:span></text:p>
      <text:p text:style-name="Preformatted_20_Text"><text:span text:style-name="Source_20_Text">except FileNotFoundError:</text:span></text:p>
      <text:p text:style-name="Preformatted_20_Text"><text:span text:style-name="Source_20_Text"><text:s text:c="4"/>print("Die Datei existiert nicht.")</text:span></text:p>
      <text:p text:style-name="Preformatted_20_Text"><text:span text:style-name="Source_20_Text">except PermissionError:</text:span></text:p>
      <text:p text:style-name="P4"><text:span text:style-name="Source_20_Text"><text:s text:c="4"/>print("Keine Berechtigung zum Öffnen der Datei.")</text:span></text:p>
      <text:p text:style-name="Horizontal_20_Line"/>
      <text:h text:style-name="Heading_20_3" text:outline-level="3"><text:span text:style-name="Strong_20_Emphasis">6. Häufige nützliche Funktionen für dein Projekt</text:span></text:h>
      <text:list xml:id="list3245750486917693553" text:style-name="L2">
        <text:list-item>
          <text:p text:style-name="P2"><text:span text:style-name="Strong_20_Emphasis"><text:span text:style-name="Source_20_Text">os.path.splitext()</text:span></text:span>: Trennt den Dateinamen und die Dateiendung.</text:p>
          <text:p text:style-name="P3"><text:span text:style-name="Source_20_Text">dateiname, dateiendung = os.path.splitext("bild.jpg")</text:span></text:p>
          <text:p text:style-name="P5"><text:span text:style-name="Source_20_Text">print(dateiname, dateiendung)</text:span></text:p>
        </text:list-item>
        <text:list-item>
          <text:p text:style-name="P2"><text:span text:style-name="Strong_20_Emphasis"><text:span text:style-name="Source_20_Text">os.rename()</text:span></text:span>: Ändert den Namen einer Datei.</text:p>
          <text:p text:style-name="P5"><text:span text:style-name="Source_20_Text">os.rename("alte_datei.txt", "neue_datei.txt")</text:span></text:p>
        </text:list-item>
        <text:list-item>
          <text:p text:style-name="P2"><text:span text:style-name="Strong_20_Emphasis"><text:span text:style-name="Source_20_Text">os.remove()</text:span></text:span>: Löscht eine Datei.</text:p>
          <text:p text:style-name="P5"><text:span text:style-name="Source_20_Text">os.remove("datei.txt")</text:span></text:p>
        </text:list-item>
        <text:list-item>
          <text:p text:style-name="P2"><text:span text:style-name="Strong_20_Emphasis"><text:span text:style-name="Source_20_Text">shutil.copy()</text:span></text:span>: Kopiert eine Datei.</text:p>
          <text:p text:style-name="P5"><text:span text:style-name="Source_20_Text">shutil.copy("quelle.txt", "ziel.txt")</text:span></text:p>
        </text:list-item>
        <text:list-item>
          <text:p text:style-name="P2"><text:soft-page-break/><text:span text:style-name="Strong_20_Emphasis"><text:span text:style-name="Source_20_Text">shutil.move()</text:span></text:span>: Verschiebt eine Datei.</text:p>
          <text:p text:style-name="P5"><text:span text:style-name="Source_20_Text">shutil.move("quelle.txt", "ziel/quelle.txt")</text:span></text:p>
        </text:list-item>
      </text:list>
      <text:p text:style-name="Horizontal_20_Line"/>
      <text:p text:style-name="Text_20_body">Mit diesem Wissen solltest du in der Lage sein, alle notwendigen Datei- und Verzeichnisoperationen für dein Projekt zu handhaben. Möchtest du diesen Text als <text:span text:style-name="Strong_20_Emphasis">PDF</text:span> erhalten oder hast du weitere Frag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9S</meta:editing-duration>
    <meta:editing-cycles>3</meta:editing-cycles>
    <meta:generator>OpenOffice/4.1.11$Win32 OpenOffice.org_project/4111m1$Build-9808</meta:generator>
    <dc:date>2025-05-14T17:57:40.03</dc:date>
    <meta:document-statistic meta:table-count="0" meta:image-count="0" meta:object-count="0" meta:page-count="4" meta:paragraph-count="94" meta:word-count="629" meta:character-count="4979"/>
    <meta:user-defined meta:name="Info 1"/>
    <meta:user-defined meta:name="Info 2"/>
    <meta:user-defined meta:name="Info 3"/>
    <meta:user-defined meta:name="Info 4"/>
  </office:meta>
</office:document-meta>
</file>